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715in"/>
    </style:style>
    <style:style style:name="Table1" style:family="table" style:master-page-name="MP0">
      <style:table-properties style:width="2.471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size="12pt" style:font-size-asian="12pt" style:font-size-complex="12p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9" style:parent-style-name="Fuentedepárrafopredeter." style:family="text">
      <style:text-properties fo:font-size="12pt" style:font-size-asian="12pt" style:font-size-complex="12pt" fo:language="en" fo:country="US"/>
    </style:style>
    <style:style style:name="T10" style:parent-style-name="Fuentedepárrafopredeter." style:family="text">
      <style:text-properties fo:language="en" fo:country="US"/>
    </style:style>
    <style:style style:name="P1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" style:parent-style-name="Normal" style:family="paragraph">
      <style:paragraph-properties fo:margin-bottom="0in" fo:line-height="100%"/>
      <style:text-properties fo:color="#000000" fo:font-size="12pt" style:font-size-asian="12pt" style:font-size-complex="12pt" fo:language="en" fo:country="U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line-height="100%"/>
    </style:style>
    <style:style style:name="T25" style:parent-style-name="Fuentedepárrafopredeter." style:family="text">
      <style:text-properties fo:color="#000000" fo:font-size="12pt" style:font-size-asian="12pt" style:font-size-complex="12pt" fo:language="en" fo:country="US"/>
    </style:style>
    <style:style style:name="T26" style:parent-style-name="pl-en" style:family="text">
      <style:text-properties style:font-name="Times New Roman" fo:color="#000000" fo:font-size="12pt" style:font-size-asian="12pt" style:font-size-complex="12pt" fo:language="en" fo:country="US"/>
    </style:style>
    <style:style style:name="T27" style:parent-style-name="Fuentedepárrafopredeter." style:family="text">
      <style:text-properties fo:color="#000000"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line-height="100%"/>
      <style:text-properties fo:color="#000000" fo:language="en" fo:country="US"/>
    </style:style>
    <style:style style:name="P29" style:parent-style-name="Normal" style:family="paragraph">
      <style:paragraph-properties fo:margin-bottom="0in" fo:line-height="100%"/>
      <style:text-properties fo:color="#000000" fo:language="en" fo:country="US"/>
    </style:style>
    <style:style style:name="P30" style:parent-style-name="Normal" style:family="paragraph">
      <style:paragraph-properties fo:margin-bottom="0in" fo:line-height="100%"/>
      <style:text-properties fo:color="#000000" fo:language="en" fo:country="US"/>
    </style:style>
    <style:style style:name="P31" style:parent-style-name="Normal" style:family="paragraph">
      <style:paragraph-properties fo:margin-bottom="0in" fo:line-height="100%"/>
      <style:text-properties fo:color="#000000" fo:language="en" fo:country="US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 fo:line-height="100%"/>
      <style:text-properties fo:color="#000000"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 fo:line-height="100%"/>
      <style:text-properties fo:color="#000000" fo:font-size="12pt" style:font-size-asian="12pt" style:font-size-complex="12pt" fo:language="en" fo:country="US"/>
    </style:style>
    <style:style style:name="P35" style:parent-style-name="Normal" style:family="paragraph">
      <style:paragraph-properties fo:margin-bottom="0in"/>
      <style:text-properties text:display="none"/>
    </style:style>
    <style:style style:name="TableColumn37" style:family="table-column">
      <style:table-column-properties style:column-width="3.3611in"/>
    </style:style>
    <style:style style:name="Table36" style:family="table">
      <style:table-properties style:width="3.3611in" fo:margin-left="0in" table:align="left"/>
    </style:style>
    <style:style style:name="TableRow38" style:family="table-row">
      <style:table-row-properties style:min-row-height="0.1923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1" style:family="table-row">
      <style:table-row-properties style:min-row-height="0.585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6" style:family="table-row">
      <style:table-row-properties style:min-row-height="1.7569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6" style:parent-style-name="Normal" style:family="paragraph">
      <style:paragraph-properties fo:margin-bottom="0in"/>
      <style:text-properties text:display="none"/>
    </style:style>
    <style:style style:name="P57" style:parent-style-name="Normal" style:family="paragraph">
      <style:paragraph-properties fo:margin-bottom="0in"/>
      <style:text-properties text:display="none"/>
    </style:style>
    <style:style style:name="P58" style:parent-style-name="Normal" style:family="paragraph">
      <style:paragraph-properties fo:margin-bottom="0in"/>
      <style:text-properties text:display="none"/>
    </style:style>
    <style:style style:name="P59" style:parent-style-name="Normal" style:family="paragraph">
      <style:paragraph-properties fo:margin-bottom="0in"/>
      <style:text-properties text:display="none" fo:language="en" fo:country="US"/>
    </style:style>
    <style:style style:name="P60" style:parent-style-name="Normal" style:family="paragraph">
      <style:text-properties fo:font-size="12pt" style:font-size-asian="12pt" style:font-size-complex="12pt" fo:language="en" fo:country="US"/>
    </style:style>
    <style:style style:name="TableColumn62" style:family="table-column">
      <style:table-column-properties style:column-width="7.777in"/>
    </style:style>
    <style:style style:name="Table61" style:family="table">
      <style:table-properties style:width="7.777in" fo:margin-left="-0.7909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T76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77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78" style:parent-style-name="pl-s" style:family="text">
      <style:text-properties style:font-name-complex="Calibri" fo:color="#000000" fo:font-size="12pt" style:font-size-asian="12pt" style:font-size-complex="12pt" fo:language="en" fo:country="US"/>
    </style:style>
    <style:style style:name="T79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80" style:parent-style-name="pl-pds" style:family="text">
      <style:text-properties fo:language="en" fo:country="US"/>
    </style:style>
    <style:style style:name="T81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82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83" style:parent-style-name="pl-c1" style:family="text">
      <style:text-properties fo:language="en" fo:country="US"/>
    </style:style>
    <style:style style:name="T84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85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86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87" style:parent-style-name="pl-c1" style:family="text">
      <style:text-properties fo:language="en" fo:country="US"/>
    </style:style>
    <style:style style:name="T88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89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90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91" style:parent-style-name="pl-s" style:family="text">
      <style:text-properties style:font-name-complex="Calibri" fo:color="#000000" fo:font-size="12pt" style:font-size-asian="12pt" style:font-size-complex="12pt" fo:language="en" fo:country="US"/>
    </style:style>
    <style:style style:name="T92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93" style:parent-style-name="pl-pds" style:family="text">
      <style:text-properties fo:language="en" fo:country="US"/>
    </style:style>
    <style:style style:name="T94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95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96" style:parent-style-name="pl-c1" style:family="text">
      <style:text-properties fo:language="en" fo:country="US"/>
    </style:style>
    <style:style style:name="T97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P9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99" style:parent-style-name="Normal" style:family="paragraph">
      <style:paragraph-properties fo:margin-bottom="0in" fo:line-height="100%"/>
    </style:style>
    <style:style style:name="T100" style:parent-style-name="Fuentedepárrafopredeter." style:family="text">
      <style:text-properties fo:font-size="12pt" style:font-size-asian="12pt" style:font-size-complex="12pt" fo:language="en" fo:country="US"/>
    </style:style>
    <style:style style:name="T101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10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0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04" style:parent-style-name="Normal" style:family="paragraph">
      <style:paragraph-properties fo:margin-bottom="0in" fo:line-height="100%"/>
      <style:text-properties fo:language="en" fo:country="US"/>
    </style:style>
    <style:style style:name="P105" style:parent-style-name="Normal" style:family="paragraph">
      <style:text-properties fo:font-size="12pt" style:font-size-asian="12pt" style:font-size-complex="12pt" fo:language="en" fo:country="US"/>
    </style:style>
    <style:style style:name="P106" style:parent-style-name="Normal" style:family="paragraph">
      <style:text-properties fo:font-size="12pt" style:font-size-asian="12pt" style:font-size-complex="12pt" fo:language="en" fo:country="US"/>
    </style:style>
    <style:style style:name="TableColumn108" style:family="table-column">
      <style:table-column-properties style:column-width="4.3277in"/>
    </style:style>
    <style:style style:name="Table107" style:family="table">
      <style:table-properties style:width="4.3277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22" style:parent-style-name="Normal" style:family="paragraph">
      <style:paragraph-properties fo:margin-bottom="0in" fo:line-height="100%"/>
    </style:style>
    <style:style style:name="T123" style:parent-style-name="Fuentedepárrafopredeter." style:family="text">
      <style:text-properties fo:font-size="12pt" style:font-size-asian="12pt" style:font-size-complex="12pt" fo:language="en" fo:country="US"/>
    </style:style>
    <style:style style:name="T124" style:parent-style-name="Fuentedepárrafopredeter." style:family="text">
      <style:text-properties fo:font-style="italic" style:font-style-asian="italic" fo:font-size="12pt" style:font-size-asian="12pt" style:font-size-complex="12pt" fo:language="en" fo:country="US"/>
    </style:style>
    <style:style style:name="P125" style:parent-style-name="Normal" style:family="paragraph">
      <style:text-properties fo:font-size="12pt" style:font-size-asian="12pt" style:font-size-complex="12pt" fo:language="en" fo:country="US"/>
    </style:style>
    <style:style style:name="P126" style:parent-style-name="Normal" style:family="paragraph">
      <style:text-properties fo:font-size="12pt" style:font-size-asian="12pt" style:font-size-complex="12pt" fo:language="en" fo:country="US"/>
    </style:style>
    <style:style style:name="P127" style:parent-style-name="Normal" style:family="paragraph">
      <style:text-properties fo:font-size="12pt" style:font-size-asian="12pt" style:font-size-complex="12pt" fo:language="en" fo:country="US"/>
    </style:style>
    <style:style style:name="P128" style:parent-style-name="Normal" style:family="paragraph">
      <style:text-properties fo:font-size="12pt" style:font-size-asian="12pt" style:font-size-complex="12pt" fo:language="en" fo:country="US"/>
    </style:style>
    <style:style style:name="P129" style:parent-style-name="Normal" style:family="paragraph">
      <style:text-properties fo:font-size="12pt" style:font-size-asian="12pt" style:font-size-complex="12pt" fo:language="en" fo:country="US"/>
    </style:style>
    <style:style style:name="P130" style:parent-style-name="Normal" style:family="paragraph">
      <style:text-properties fo:font-size="12pt" style:font-size-asian="12pt" style:font-size-complex="12pt" fo:language="en" fo:country="US"/>
    </style:style>
    <style:style style:name="P131" style:parent-style-name="Normal" style:family="paragraph">
      <style:text-properties fo:font-size="12pt" style:font-size-asian="12pt" style:font-size-complex="12pt" fo:language="en" fo:country="US"/>
    </style:style>
    <style:style style:name="TableColumn133" style:family="table-column">
      <style:table-column-properties style:column-width="4.1312in"/>
    </style:style>
    <style:style style:name="Table132" style:family="table">
      <style:table-properties style:width="4.1312in" fo:margin-left="0in" table:align="left"/>
    </style:style>
    <style:style style:name="TableRow134" style:family="table-row">
      <style:table-row-properties style:min-row-height="0.1833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37" style:family="table-row">
      <style:table-row-properties style:min-row-height="0.3597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1" style:family="table-row">
      <style:table-row-properties style:min-row-height="1.9284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Fuentedepárrafopredeter." style:family="text">
      <style:text-properties fo:font-size="12pt" style:font-size-asian="12pt" style:font-size-complex="12pt" fo:language="en" fo:country="US"/>
    </style:style>
    <style:style style:name="T145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1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47" style:parent-style-name="Normal" style:family="paragraph">
      <style:paragraph-properties fo:margin-bottom="0in" fo:line-height="100%"/>
    </style:style>
    <style:style style:name="T148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T149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150" style:parent-style-name="pl-en" style:family="text">
      <style:text-properties style:font-name-complex="Calibri" fo:font-style="italic" style:font-style-asian="italic" fo:color="#000000" fo:font-size="12pt" style:font-size-asian="12pt" style:font-size-complex="12pt" fo:language="en" fo:country="US"/>
    </style:style>
    <style:style style:name="P1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55" style:parent-style-name="Normal" style:family="paragraph">
      <style:paragraph-properties fo:margin-bottom="0in" fo:line-height="100%"/>
    </style:style>
    <style:style style:name="T156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T157" style:parent-style-name="Fuentedepárrafopredeter." style:family="text">
      <style:text-properties style:font-name-complex="Calibri" fo:font-style="italic" style:font-style-asian="italic" fo:font-size="12pt" style:font-size-asian="12pt" style:font-size-complex="12pt" fo:language="en" fo:country="US"/>
    </style:style>
    <style:style style:name="T158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fo:language="en" fo:country="US"/>
    </style:style>
    <style:style style:name="T161" style:parent-style-name="Fuentedepárrafopredeter." style:family="text">
      <style:text-properties fo:font-style="italic" style:font-style-asian="italic" fo:language="en" fo:country="US"/>
    </style:style>
    <style:style style:name="T162" style:parent-style-name="Fuentedepárrafopredeter." style:family="text">
      <style:text-properties fo:language="en" fo:country="US"/>
    </style:style>
    <style:style style:name="P163" style:parent-style-name="Normal" style:family="paragraph">
      <style:text-properties fo:font-size="12pt" style:font-size-asian="12pt" style:font-size-complex="12pt" fo:language="en" fo:country="US"/>
    </style:style>
    <style:style style:name="TableColumn165" style:family="table-column">
      <style:table-column-properties style:column-width="4.3277in"/>
    </style:style>
    <style:style style:name="Table164" style:family="table">
      <style:table-properties style:width="4.3277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2" style:parent-style-name="Normal" style:family="paragraph">
      <style:text-properties fo:font-size="12pt" style:font-size-asian="12pt" style:font-size-complex="12pt" fo:language="en" fo:country="US"/>
    </style:style>
    <style:style style:name="TableColumn184" style:family="table-column">
      <style:table-column-properties style:column-width="2.95in"/>
    </style:style>
    <style:style style:name="Table183" style:family="table">
      <style:table-properties style:width="2.95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0" style:parent-style-name="Normal" style:family="paragraph">
      <style:paragraph-properties fo:margin-bottom="0in" fo:line-height="100%"/>
    </style:style>
    <style:style style:name="T201" style:parent-style-name="Fuentedepárrafopredeter." style:family="text">
      <style:text-properties fo:font-size="12pt" style:font-size-asian="12pt" style:font-size-complex="12pt" fo:language="en" fo:country="US"/>
    </style:style>
    <style:style style:name="T202" style:parent-style-name="Fuentedepárrafopredeter." style:family="text">
      <style:text-properties fo:color="#FF0000" fo:font-size="12pt" style:font-size-asian="12pt" style:font-size-complex="12pt" fo:language="en" fo:country="US"/>
    </style:style>
    <style:style style:name="T203" style:parent-style-name="Fuentedepárrafopredeter." style:family="text">
      <style:text-properties fo:font-style="italic" style:font-style-asian="italic" fo:font-size="12pt" style:font-size-asian="12pt" style:font-size-complex="12pt" fo:language="en" fo:country="US"/>
    </style:style>
    <style:style style:name="T204" style:parent-style-name="Fuentedepárrafopredeter." style:family="text">
      <style:text-properties fo:font-style="italic" style:font-style-asian="italic" fo:color="#000000" fo:font-size="12pt" style:font-size-asian="12pt" style:font-size-complex="12pt" fo:language="en" fo:country="US"/>
    </style:style>
    <style:style style:name="P205" style:parent-style-name="Normal" style:family="paragraph">
      <style:paragraph-properties fo:margin-bottom="0in"/>
      <style:text-properties text:display="none"/>
    </style:style>
    <style:style style:name="TableColumn207" style:family="table-column">
      <style:table-column-properties style:column-width="3.8361in"/>
    </style:style>
    <style:style style:name="Table206" style:family="table">
      <style:table-properties style:width="3.8361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3" style:parent-style-name="Normal" style:family="paragraph">
      <style:paragraph-properties fo:margin-bottom="0in"/>
      <style:text-properties text:display="none"/>
    </style:style>
    <style:style style:name="TableColumn225" style:family="table-column">
      <style:table-column-properties style:column-width="3.0486in"/>
    </style:style>
    <style:style style:name="Table224" style:family="table">
      <style:table-properties style:width="3.0486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Fuentedepárrafopredeter." style:family="text">
      <style:text-properties fo:font-style="italic" style:font-style-asian="italic" fo:font-size="12pt" style:font-size-asian="12pt" style:font-size-complex="12pt" fo:language="en" fo:country="US"/>
    </style:style>
    <style:style style:name="T236" style:parent-style-name="pl-en" style:family="text">
      <style:text-properties style:font-name="Times New Roman" fo:font-style="italic" style:font-style-asian="italic" fo:color="#000000" fo:font-size="12pt" style:font-size-asian="12pt" style:font-size-complex="12pt" fo:language="en" fo:country="US"/>
    </style:style>
    <style:style style:name="T237" style:parent-style-name="pl-en" style:family="text">
      <style:text-properties style:font-name="Times New Roman" fo:font-style="italic" style:font-style-asian="italic" fo:color="#000000" fo:language="en" fo:country="US"/>
    </style:style>
    <style:style style:name="P238" style:parent-style-name="Normal" style:family="paragraph">
      <style:paragraph-properties fo:margin-bottom="0in" fo:line-height="100%"/>
    </style:style>
    <style:style style:name="T239" style:parent-style-name="Fuentedepárrafopredeter." style:family="text">
      <style:text-properties fo:font-size="12pt" style:font-size-asian="12pt" style:font-size-complex="12pt" fo:language="en" fo:country="US"/>
    </style:style>
    <style:style style:name="T240" style:parent-style-name="Fuentedepárrafopredeter." style:family="text">
      <style:text-properties fo:font-style="italic" style:font-style-asian="italic" fo:font-size="12pt" style:font-size-asian="12pt" style:font-size-complex="12pt" fo:language="en" fo:country="US"/>
    </style:style>
    <style:style style:name="P241" style:parent-style-name="Normal" style:family="paragraph">
      <style:paragraph-properties fo:margin-bottom="0in" fo:line-height="100%"/>
    </style:style>
    <style:style style:name="T242" style:parent-style-name="Fuentedepárrafopredeter." style:family="text">
      <style:text-properties fo:font-size="12pt" style:font-size-asian="12pt" style:font-size-complex="12pt" fo:language="en" fo:country="US"/>
    </style:style>
    <style:style style:name="T243" style:parent-style-name="Fuentedepárrafopredeter." style:family="text">
      <style:text-properties fo:font-size="12pt" style:font-size-asian="12pt" style:font-size-complex="12pt" fo:language="en" fo:country="US"/>
    </style:style>
    <style:style style:name="T244" style:parent-style-name="Fuentedepárrafopredeter." style:family="text">
      <style:text-properties fo:font-size="12pt" style:font-size-asian="12pt" style:font-size-complex="12pt" fo:language="en" fo:country="US"/>
    </style:style>
    <style:style style:name="P245" style:parent-style-name="Normal" style:family="paragraph">
      <style:paragraph-properties fo:margin-bottom="0in"/>
      <style:text-properties text:display="none"/>
    </style:style>
    <style:style style:name="TableColumn247" style:family="table-column">
      <style:table-column-properties style:column-width="3.1465in"/>
    </style:style>
    <style:style style:name="Table246" style:family="table">
      <style:table-properties style:width="3.1465in" fo:margin-left="0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2" style:parent-style-name="Normal" style:family="paragraph">
      <style:paragraph-properties fo:margin-bottom="0in" fo:line-height="100%"/>
    </style:style>
    <style:style style:name="T263" style:parent-style-name="Fuentedepárrafopredeter." style:family="text">
      <style:text-properties fo:font-size="12pt" style:font-size-asian="12pt" style:font-size-complex="12pt" fo:language="en" fo:country="US"/>
    </style:style>
    <style:style style:name="T264" style:parent-style-name="pl-en" style:family="text">
      <style:text-properties style:font-name-complex="Calibri" fo:color="#000000" fo:font-size="12pt" style:font-size-asian="12pt" style:font-size-complex="12pt" fo:language="en" fo:country="US"/>
    </style:style>
    <style:style style:name="T265" style:parent-style-name="pl-en" style:family="text">
      <style:text-properties style:font-name-complex="Calibri" fo:color="#000000" fo:font-size="12pt" style:font-size-asian="12pt" style:font-size-complex="12pt" fo:language="en" fo:country="US"/>
    </style:style>
    <style:style style:name="T266" style:parent-style-name="pl-en" style:family="text">
      <style:text-properties style:font-name-complex="Calibri" fo:color="#000000"/>
    </style:style>
    <style:style style:name="P267" style:parent-style-name="Normal" style:family="paragraph">
      <style:paragraph-properties fo:margin-bottom="0in" fo:line-height="100%"/>
    </style:style>
    <style:style style:name="T268" style:parent-style-name="pl-en" style:family="text">
      <style:text-properties style:font-name-complex="Calibri" fo:color="#000000" fo:language="en" fo:country="US"/>
    </style:style>
    <style:style style:name="T269" style:parent-style-name="pl-en" style:family="text">
      <style:text-properties style:font-name-complex="Calibri" fo:color="#000000" fo:language="en" fo:country="US"/>
    </style:style>
    <style:style style:name="T270" style:parent-style-name="pl-en" style:family="text">
      <style:text-properties style:font-name-complex="Calibri" fo:color="#000000" fo:language="en" fo:country="US"/>
    </style:style>
    <style:style style:name="T271" style:parent-style-name="pl-en" style:family="text">
      <style:text-properties style:font-name-complex="Calibri" fo:color="#000000" fo:language="en" fo:country="US"/>
    </style:style>
    <style:style style:name="P2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80" style:parent-style-name="Normal" style:family="paragraph">
      <style:paragraph-properties fo:margin-bottom="0in"/>
      <style:text-properties text:display="none"/>
    </style:style>
    <style:style style:name="TableColumn282" style:family="table-column">
      <style:table-column-properties style:column-width="3.0486in"/>
    </style:style>
    <style:style style:name="Table281" style:family="table">
      <style:table-properties style:width="3.0486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8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6" style:parent-style-name="Normal" style:family="paragraph">
      <style:paragraph-properties fo:margin-bottom="0in"/>
      <style:text-properties text:display="none" fo:language="en" fo:country="US"/>
    </style:style>
    <style:style style:name="P307" style:parent-style-name="Normal" style:family="paragraph">
      <style:paragraph-properties fo:margin-bottom="0in"/>
      <style:text-properties text:display="none" fo:language="en" fo:country="US"/>
    </style:style>
    <style:style style:name="P308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09" style:parent-style-name="Normal" style:family="paragraph">
      <style:text-properties fo:font-size="12pt" style:font-size-asian="12pt" style:font-size-complex="12pt" fo:language="en" fo:country="US"/>
    </style:style>
    <style:style style:name="TableColumn311" style:family="table-column">
      <style:table-column-properties style:column-width="4.6236in"/>
    </style:style>
    <style:style style:name="Table310" style:family="table">
      <style:table-properties style:width="4.6236in" fo:margin-left="0in" table:align="left"/>
    </style:style>
    <style:style style:name="TableRow312" style:family="table-row">
      <style:table-row-properties style:min-row-height="0.2888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315" style:family="table-row">
      <style:table-row-properties style:min-row-height="1.1597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23" style:family="table-row">
      <style:table-row-properties style:min-row-height="0.4659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7" style:parent-style-name="Normal" style:family="paragraph">
      <style:text-properties fo:font-size="12pt" style:font-size-asian="12pt" style:font-size-complex="12pt" fo:language="en" fo:country="US"/>
    </style:style>
    <style:style style:name="P338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39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TableColumn341" style:family="table-column">
      <style:table-column-properties style:column-width="6.9861in"/>
    </style:style>
    <style:style style:name="Table340" style:family="table">
      <style:table-properties style:width="6.9861in" fo:margin-left="0in" table:align="lef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2" style:parent-style-name="Normal" style:family="paragraph">
      <style:text-properties fo:font-size="12pt" style:font-size-asian="12pt" style:font-size-complex="12pt" fo:language="en" fo:country="US"/>
    </style:style>
    <style:style style:name="P363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64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65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IRTUAL CAMPUS</text:p>
          </table:table-cell>
        </table:table-row>
        <table:table-row table:style-name="TableRow6">
          <table:table-cell table:style-name="TableCell7">
            <text:p text:style-name="P8"><text:span text:style-name="T9">-</text:span><text:span text:style-name="T10">-admin_number:integer</text:span></text:p>
            <text:p text:style-name="P11">-admins[*]:Administrator</text:p>
            <text:p text:style-name="P12">-prof_number:integer</text:p>
            <text:p text:style-name="P13">-proflist[*]:Professor</text:p>
            <text:p text:style-name="P14">-degree_number:integer</text:p>
            <text:p text:style-name="P15">-degreelist[*]:Degree</text:p>
            <text:p text:style-name="P16">-seminar_number:integer</text:p>
            <text:p text:style-name="P17">-seminalist[*]:Seminar</text:p>
            <text:p text:style-name="P18">-currentuser:User*</text:p>
            <text:p text:style-name="P19">-fdp_number:integer</text:p>
            <text:p text:style-name="P20">-projectlist:FDP*</text:p>
          </table:table-cell>
        </table:table-row>
        <table:table-row table:style-name="TableRow21">
          <table:table-cell table:style-name="TableCell22">
            <text:p text:style-name="P23">+VirtualCampus()</text:p>
            <text:p text:style-name="P24"><text:span text:style-name="T25">+</text:span><text:span text:style-name="T26">~</text:span><text:span text:style-name="T27">VirtualCampus()</text:span></text:p>
            <text:p text:style-name="P28">+addDegree()</text:p>
            <text:p text:style-name="P29">+addFDP()</text:p>
            <text:p text:style-name="P30">+addSeminar()</text:p>
            <text:p text:style-name="P31">+addCourse()</text:p>
            <text:p text:style-name="P32">+start()</text:p>
            <text:p text:style-name="P33">+run()</text:p>
            <text:p text:style-name="P34">+end()</text:p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DATE</text:p>
          </table:table-cell>
        </table:table-row>
        <table:table-row table:style-name="TableRow41">
          <table:table-cell table:style-name="TableCell42">
            <text:p text:style-name="P43">-day:integer</text:p>
            <text:p text:style-name="P44">-month:integer</text:p>
            <text:p text:style-name="P45">-year:integer</text:p>
          </table:table-cell>
        </table:table-row>
        <table:table-row table:style-name="TableRow46">
          <table:table-cell table:style-name="TableCell47">
            <text:p text:style-name="P48">+Date(d=1: integer, m=1: integer, y=1: <text:s/>integer)</text:p>
            <text:p text:style-name="P49">+Date(other: const Date&amp;)</text:p>
            <text:p text:style-name="P50">+getday():integer</text:p>
            <text:p text:style-name="P51">+setday(d: Integer)</text:p>
            <text:p text:style-name="P52">+getmonth():integer</text:p>
            <text:p text:style-name="P53">+setmonth(m: integer)</text:p>
            <text:p text:style-name="P54">+getyear():integer</text:p>
            <text:p text:style-name="P55">+setyear(y: integer)</text:p>
          </table:table-cell>
        </table:table-row>
      </table:table>
      <text:p text:style-name="P56"/>
      <text:p text:style-name="P57"/>
      <text:p text:style-name="P58"/>
      <text:p text:style-name="P59"/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COURSE</text:p>
          </table:table-cell>
        </table:table-row>
        <table:table-row table:style-name="TableRow66">
          <table:table-cell table:style-name="TableCell67">
            <text:p text:style-name="P68">-credits:integer</text:p>
            <text:p text:style-name="P69">-studentlist[*]: Link_us_res<text:s/></text:p>
            <text:p text:style-name="P70">-degree: Degree*</text:p>
            <text:p text:style-name="P71">- teachers[2]:<text:s/>Link_us_res*</text:p>
          </table:table-cell>
        </table:table-row>
        <table:table-row table:style-name="TableRow72">
          <table:table-cell table:style-name="TableCell73">
            <text:p text:style-name="P74"><text:span text:style-name="T75">+</text:span><text:span text:style-name="T76">Course (id=</text:span><text:span text:style-name="T77">"</text:span><text:span text:style-name="T78">undefined</text:span><text:span text:style-name="T79">":</text:span><text:span text:style-name="T80">string</text:span><text:span text:style-name="T81">, d=</text:span><text:span text:style-name="T82">nullptr:</text:span><text:span text:style-name="T83"><text:s/>Degree*</text:span><text:span text:style-name="T84">,<text:s/></text:span><text:span text:style-name="T85"><text:s/>c=</text:span><text:span text:style-name="T86">6:</text:span><text:span text:style-name="T87">integer</text:span><text:span text:style-name="T88">,<text:s/></text:span><text:span text:style-name="T89"><text:s/>s=</text:span><text:span text:style-name="T90">"</text:span><text:span text:style-name="T91">unknown</text:span><text:span text:style-name="T92">":</text:span><text:span text:style-name="T93">string<text:s/></text:span><text:span text:style-name="T94">, t=</text:span><text:span text:style-name="T95">nullptr:</text:span><text:span text:style-name="T96"><text:s/></text:span><text:span text:style-name="T97">Link_us_res **)</text:span></text:p>
            <text:p text:style-name="P98">+Course (const Course&amp;)</text:p>
            <text:p text:style-name="P99"><text:span text:style-name="T100">+</text:span><text:span text:style-name="T101">getcredits():integer</text:span></text:p>
            <text:p text:style-name="P102">+setcredits(c:integer)</text:p>
            <text:p text:style-name="P103">+addteacher(newteacher: Link_us_res*)</text:p>
            <text:p text:style-name="P104">+addStudent(newstudent: Link_us_res*)</text:p>
          </table:table-cell>
        </table:table-row>
      </table:table>
      <text:p text:style-name="P105"/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ADMINISTRATOR</text:p>
          </table:table-cell>
        </table:table-row>
        <table:table-row table:style-name="TableRow112">
          <table:table-cell table:style-name="TableCell113">
            <text:p text:style-name="P114">-mycampus:VirtualCampus*</text:p>
            <text:p text:style-name="P115">-createUser()</text:p>
            <text:p text:style-name="P116">-createResource()</text:p>
            <text:p text:style-name="P117">-createDeegree()</text:p>
          </table:table-cell>
        </table:table-row>
        <table:table-row table:style-name="TableRow118">
          <table:table-cell table:style-name="TableCell119">
            <text:p text:style-name="P120">+Administrator(id=”xxxxxx”:string, vc=nullptr: VirtulCampus*)</text:p>
            <text:p text:style-name="P121">+Administrator (ident:string, admin: const Administrator&amp;)</text:p>
            <text:p text:style-name="P122"><text:span text:style-name="T123">+</text:span><text:span text:style-name="T124">menu()</text:span></text:p>
          </table:table-cell>
        </table:table-row>
      </table:table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soft-page-break/>
            <text:p text:style-name="P136">RESOURCE</text:p>
          </table:table-cell>
        </table:table-row>
        <table:table-row table:style-name="TableRow137">
          <table:table-cell table:style-name="TableCell138">
            <text:p text:style-name="P139">#identification:string</text:p>
            <text:p text:style-name="P140">#status:string</text:p>
          </table:table-cell>
        </table:table-row>
        <table:table-row table:style-name="TableRow141">
          <table:table-cell table:style-name="TableCell142">
            <text:p text:style-name="P143"><text:span text:style-name="T144">+</text:span><text:span text:style-name="T145">Resource (id=”undefined”:string, <text:s/>s=”unknown”:string)</text:span></text:p>
            <text:p text:style-name="P146">+Resource(const Resource&amp;)</text:p>
            <text:p text:style-name="P147"><text:span text:style-name="T148">+</text:span><text:span text:style-name="T149"><text:s/></text:span><text:span text:style-name="T150">~Resource()</text:span></text:p>
            <text:p text:style-name="P151">+setIdentification(id:string)</text:p>
            <text:p text:style-name="P152">+getIdentification():string</text:p>
            <text:p text:style-name="P153">+setstatus(s:string)</text:p>
            <text:p text:style-name="P154">+getstatus():string</text:p>
            <text:p text:style-name="P155"><text:span text:style-name="T156">+</text:span><text:span text:style-name="T157">addteacher</text:span><text:span text:style-name="T158">(newteacher: Link_us_res*)</text:span></text:p>
            <text:p text:style-name="P159"><text:span text:style-name="T160">+</text:span><text:span text:style-name="T161">addstudent</text:span><text:span text:style-name="T162">(newstudent: Link_us_res*)</text:span></text:p>
          </table:table-cell>
        </table:table-row>
      </table:table>
      <text:p text:style-name="P163"/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P168">MARK</text:p>
          </table:table-cell>
        </table:table-row>
        <table:table-row table:style-name="TableRow169">
          <table:table-cell table:style-name="TableCell170">
            <text:p text:style-name="P171">-value:float</text:p>
            <text:p text:style-name="P172">-date_graded:Mark</text:p>
          </table:table-cell>
        </table:table-row>
        <table:table-row table:style-name="TableRow173">
          <table:table-cell table:style-name="TableCell174">
            <text:p text:style-name="P175">+Mark(v=-1:float)</text:p>
            <text:p text:style-name="P176">+Mark(v:float, when:Date)</text:p>
            <text:p text:style-name="P177">+setvalue(v:float)</text:p>
            <text:p text:style-name="P178">+getvalue():float</text:p>
            <text:p text:style-name="P179">+setdate_graded(when:Date)</text:p>
            <text:p text:style-name="P180">+setdate_graded(day:integer, month:integer, year:integer)</text:p>
            <text:p text:style-name="P181">+getdate_graded:Date</text:p>
          </table:table-cell>
        </table:table-row>
      </table:table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P187">PROFESSOR</text:p>
          </table:table-cell>
        </table:table-row>
        <table:table-row table:style-name="TableRow188">
          <table:table-cell table:style-name="TableCell189">
            <text:p text:style-name="P190">#identifier:string</text:p>
            <text:p text:style-name="P191">#courselist[*]:Link_us_res</text:p>
            <text:p text:style-name="P192">#fdplist[*]:Link_us_res</text:p>
            <text:p text:style-name="P193">#seminarlist[*]:Link_us_res*</text:p>
          </table:table-cell>
        </table:table-row>
        <table:table-row table:style-name="TableRow194">
          <table:table-cell table:style-name="TableCell195">
            <text:p text:style-name="P196">+Professor()</text:p>
            <text:p text:style-name="P197">+ Professor(ident:string)</text:p>
            <text:p text:style-name="P198">+setidentifier(ident:string)</text:p>
            <text:p text:style-name="P199">+getidentifier:string</text:p>
            <text:p text:style-name="P200"><text:span text:style-name="T201">+</text:span><text:span text:style-name="T202"><text:s/></text:span><text:span text:style-name="T203">menu</text:span><text:span text:style-name="T204">()</text:span></text:p>
          </table:table-cell>
        </table:table-row>
      </table:table>
      <text:p text:style-name="P205"/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LINK_US_RES</text:p>
          </table:table-cell>
        </table:table-row>
        <table:table-row table:style-name="TableRow211">
          <table:table-cell table:style-name="TableCell212">
            <text:p text:style-name="P213">-userPtr: User</text:p>
            <text:p text:style-name="P214">-resourcePtr: Resource</text:p>
            <text:p text:style-name="P215">-partial[4]:Mark</text:p>
            <text:p text:style-name="P216">-final:Mark</text:p>
          </table:table-cell>
        </table:table-row>
        <table:table-row table:style-name="TableRow217">
          <table:table-cell table:style-name="TableCell218">
            <text:p text:style-name="P219">+Link_us_res(u=nullptr: User *, r=nullptr:Resource *)</text:p>
            <text:p text:style-name="P220">+checkHealth()</text:p>
            <text:p text:style-name="P221">+connectCourseUser()</text:p>
            <text:p text:style-name="P222">+checkUserKind():bool</text:p>
          </table:table-cell>
        </table:table-row>
      </table:table>
      <text:p text:style-name="P223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p text:style-name="P228">USER</text:p>
          </table:table-cell>
        </table:table-row>
        <table:table-row table:style-name="TableRow229"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<text:span text:style-name="T235">+</text:span><text:span text:style-name="T236">~<text:s/></text:span><text:span text:style-name="T237">User()</text:span></text:p>
            <text:p text:style-name="P238"><text:span text:style-name="T239">+</text:span><text:span text:style-name="T240">menu()</text:span></text:p>
            <text:p text:style-name="P241"><text:span text:style-name="T242">+</text:span><text:span text:style-name="T243">getidentifier():</text:span><text:span text:style-name="T244">string</text:span></text:p>
          </table:table-cell>
        </table:table-row>
      </table:table>
      <text:p text:style-name="P245"/>
      <table:table table:style-name="Table246">
        <table:table-columns>
          <table:table-column table:style-name="TableColumn247"/>
        </table:table-columns>
        <table:table-row table:style-name="TableRow248">
          <table:table-cell table:style-name="TableCell249">
            <text:p text:style-name="P250">DEGREE</text:p>
          </table:table-cell>
        </table:table-row>
        <table:table-row table:style-name="TableRow251">
          <table:table-cell table:style-name="TableCell252">
            <text:p text:style-name="P253">-name:string</text:p>
            <text:p text:style-name="P254">-student_number:integer</text:p>
            <text:p text:style-name="P255">-stulist: Student*<text:s/></text:p>
            <text:p text:style-name="P256">-course_number:integer</text:p>
            <text:p text:style-name="P257">-courselist:Course*</text:p>
          </table:table-cell>
        </table:table-row>
        <table:table-row table:style-name="TableRow258">
          <table:table-cell table:style-name="TableCell259">
            <text:p text:style-name="P260">+Degree()</text:p>
            <text:p text:style-name="P261">+Degree(n:string)</text:p>
            <text:p text:style-name="P262"><text:span text:style-name="T263">+</text:span><text:span text:style-name="T264">~</text:span><text:span text:style-name="T265">D</text:span><text:span text:style-name="T266">egree()</text:span></text:p>
            <text:p text:style-name="P267"><text:span text:style-name="T268">+g</text:span><text:span text:style-name="T269">e</text:span><text:span text:style-name="T270">tna</text:span><text:span text:style-name="T271">me():string</text:span></text:p>
            <text:p text:style-name="P272">+searchStudentbyid(id:string): Student*</text:p>
            <text:p text:style-name="P273">+getstudent_number():integer</text:p>
            <text:p text:style-name="P274">+setname(n:string)</text:p>
            <text:p text:style-name="P275">+addCourse()</text:p>
            <text:p text:style-name="P276">+addStudent()</text:p>
            <text:p text:style-name="P277">+addFDP()</text:p>
            <text:p text:style-name="P278">+showstudents()</text:p>
            <text:p text:style-name="P279">+showcourses()</text:p>
          </table:table-cell>
        </table:table-row>
      </table:table>
      <text:p text:style-name="P280"/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P285">STUDENT</text:p>
          </table:table-cell>
        </table:table-row>
        <table:table-row table:style-name="TableRow286">
          <table:table-cell table:style-name="TableCell287">
            <text:p text:style-name="P288">-SIN:integer</text:p>
            <text:p text:style-name="P289">-mydegree: const Degree*</text:p>
            <text:p text:style-name="P290">-mycourses[*]:Link_us_res</text:p>
            <text:p text:style-name="P291">-myseminars[*]:Link_us_res</text:p>
            <text:p text:style-name="P292">-myfdp: Link_us_res*</text:p>
            <text:p text:style-name="P293">-addCourse(link: Link_us_res *)</text:p>
            <text:p text:style-name="P294">-addSeminar(link: Link_us_res *)</text:p>
            <text:p text:style-name="P295">-addFDP(link: Link_us_res *)</text:p>
          </table:table-cell>
        </table:table-row>
        <table:table-row table:style-name="TableRow296">
          <table:table-cell table:style-name="TableCell297">
            <text:p text:style-name="P298">+Student(sin=0:integer)</text:p>
            <text:p text:style-name="P299">+Student (sin:integer, d: Degree &amp;)</text:p>
            <text:p text:style-name="P300">+Student(const Student &amp;)</text:p>
            <text:p text:style-name="P301">+getSIN():integer</text:p>
            <text:p text:style-name="P302">+setSIN(s:integer)</text:p>
            <text:p text:style-name="P303">+getidentifier():string</text:p>
            <text:p text:style-name="P304">+enroll(res: Resource *)</text:p>
            <text:p text:style-name="P305">+menu()</text:p>
          </table:table-cell>
        </table:table-row>
      </table:table>
      <text:p text:style-name="P306"/>
      <text:p text:style-name="P307"/>
      <text:p text:style-name="P308"><text:s text:c="2"/></text:p>
      <text:p text:style-name="P309"/>
      <table:table table:style-name="Table310">
        <table:table-columns>
          <table:table-column table:style-name="TableColumn311"/>
        </table:table-columns>
        <table:table-row table:style-name="TableRow312">
          <table:table-cell table:style-name="TableCell313">
            <text:p text:style-name="P314">SEMINAR</text:p>
          </table:table-cell>
        </table:table-row>
        <table:table-row table:style-name="TableRow315">
          <table:table-cell table:style-name="TableCell316">
            <text:p text:style-name="P317">-coordinator: Link_us_res*</text:p>
            <text:p text:style-name="P318">-speaker:Link_us_res*</text:p>
            <text:p text:style-name="P319">-eventDate:Date</text:p>
            <text:p text:style-name="P320">-maxseats:integer</text:p>
            <text:p text:style-name="P321">-freeseats:integer</text:p>
            <text:p text:style-name="P322">-students: Link_us_res*</text:p>
          </table:table-cell>
        </table:table-row>
        <table:table-row table:style-name="TableRow323">
          <table:table-cell table:style-name="TableCell324">
            <text:p text:style-name="P325">+Seminar(id=”undefined”:string, s=”unknown”:string, seatsValue=0:integer, spe=null:User*, coord=null:User*)</text:p>
            <text:p text:style-name="P326">+Seminar(id=”undefined”:string, s=”unknown”:string, seatsValue=0:integer, when:Date, spe=null:User*, coord=null:User*)</text:p>
            <text:p text:style-name="P327">+getmaxseats():const int</text:p>
            <text:p text:style-name="P328">+setmaxseats(s:int)</text:p>
            <text:p text:style-name="P329">+setdate(when:Date)</text:p>
            <text:p text:style-name="P330">+getdate():const Date</text:p>
            <text:p text:style-name="P331">setspeaker(spe:User *)</text:p>
            <text:p text:style-name="P332">getspeaker():const Link_us_res</text:p>
            <text:p text:style-name="P333">setcoordinator(coord:User *)</text:p>
            <text:p text:style-name="P334">getcoordinator(:)const Link_us_res</text:p>
            <text:p text:style-name="P335">addteacher(newteacher:Link_us_res *)</text:p>
            <text:p text:style-name="P336">addstudent(newstudent:Link_us_res *)</text:p>
          </table:table-cell>
        </table:table-row>
      </table:table>
      <text:p text:style-name="P337"/>
      <text:p text:style-name="P338"/>
      <text:p text:style-name="P339"/>
      <table:table table:style-name="Table340">
        <table:table-columns>
          <table:table-column table:style-name="TableColumn341"/>
        </table:table-columns>
        <table:table-row table:style-name="TableRow342">
          <table:table-cell table:style-name="TableCell343">
            <text:soft-page-break/>
            <text:p text:style-name="P344">FDP</text:p>
          </table:table-cell>
        </table:table-row>
        <table:table-row table:style-name="TableRow345">
          <table:table-cell table:style-name="TableCell346">
            <text:p text:style-name="P347">-tutor:Link_us_res*</text:p>
            <text:p text:style-name="P348">-co_tutor:Link_us_res*</text:p>
            <text:p text:style-name="P349">-student:Link_us_res*</text:p>
          </table:table-cell>
        </table:table-row>
        <table:table-row table:style-name="TableRow350">
          <table:table-cell table:style-name="TableCell351">
            <text:p text:style-name="P352">+FDP(id=”undefined”:string,<text:s/>stu=nullptr:<text:s/>Link_us_res*,<text:s/>s=”unknown”:string,<text:s/>t=nullptr:Link_us_res*, <text:s/>c_t=nullptr:Link_us_res*)</text:p>
            <text:p text:style-name="P353">+FDP(other: const FDP&amp;)</text:p>
            <text:p text:style-name="P354">+gettuttor():const Link_us_res&amp;</text:p>
            <text:p text:style-name="P355">+settuttor(t:Link_us_res*)</text:p>
            <text:p text:style-name="P356">+getco_tuttor():const Link_us_res&amp;</text:p>
            <text:p text:style-name="P357">+setco_tuttor(c_t:Link_us_res*)</text:p>
            <text:p text:style-name="P358">+getstudent():const Link_us_res&amp;</text:p>
            <text:p text:style-name="P359">+setstudent(stu:Link_us_res*)</text:p>
            <text:p text:style-name="P360">+addteacher(newteacher:Link_us_res*)</text:p>
            <text:p text:style-name="P361">+addstudent(newstudent:Link_us_res*)</text:p>
          </table:table-cell>
        </table:table-row>
      </table:table>
      <text:p text:style-name="P362"/>
      <text:p text:style-name="P363"/>
      <text:p text:style-name="P364"/>
      <text:p text:style-name="P3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3%"/>
      <style:text-properties fo:font-size="11pt" style:font-size-asian="11pt" style:font-size-complex="11pt" style:language-asian="en" style:country-asian="US" fo:hyphenate="false"/>
    </style:style>
    <style:style style:name="Fuentedepárrafopredeter." style:display-name="Fuente de párrafo predeter." style:family="text"/>
    <style:style style:name="pl-s" style:display-name="pl-s" style:family="text" style:parent-style-name="Fuentedepárrafopredeter."/>
    <style:style style:name="pl-pds" style:display-name="pl-pds" style:family="text" style:parent-style-name="Fuentedepárrafopredeter."/>
    <style:style style:name="pl-en" style:display-name="pl-en" style:family="text" style:parent-style-name="Fuentedepárrafopredeter."/>
    <style:style style:name="pl-k" style:display-name="pl-k" style:family="text" style:parent-style-name="Fuentedepárrafopredeter."/>
    <style:style style:name="pl-c1" style:display-name="pl-c1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perez quintana</meta:initial-creator>
    <dc:creator>maria perez quintana</dc:creator>
    <meta:creation-date>2018-11-09T09:32:00Z</meta:creation-date>
    <dc:date>2018-11-09T11:21:00Z</dc:date>
    <meta:template xlink:href="Normal" xlink:type="simple"/>
    <meta:editing-cycles>10</meta:editing-cycles>
    <meta:editing-duration>PT5760S</meta:editing-duration>
    <meta:document-statistic meta:page-count="4" meta:paragraph-count="8" meta:word-count="626" meta:character-count="4067" meta:row-count="28" meta:non-whitespace-character-count="3449"/>
  </office:meta>
</office:document-meta>
</file>